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3000000ECE6F28043.png" manifest:media-type="image/png"/>
  <manifest:file-entry manifest:full-path="Pictures/10000201000001540000011812584913.png" manifest:media-type="image/png"/>
  <manifest:file-entry manifest:full-path="Pictures/10000201000001B9000001213FB27A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Mincho" svg:font-family="IPAMinch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Gothic" svg:font-family="IPA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744cm" fo:min-width="2.49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dash" draw:stroke-dash="Fine_20_Dashed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PAMincho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IPAGothic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style:font-name="IPAGothic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IPAMincho" fo:font-size="14pt" style:font-size-asian="14pt" style:font-size-complex="14pt"/>
    </style:style>
    <style:style style:name="T2" style:family="text">
      <style:text-properties style:font-name="IPAGothic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5.575cm" svg:height="3.653cm" svg:x="13.625cm" svg:y="3.947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3.326cm" svg:height="2.74cm" svg:x="3.8cm" svg:y="7.36cm">
          <draw:image xlink:href="Pictures/10000201000001540000011812584913.png" xlink:type="simple" xlink:show="embed" xlink:actuate="onLoad">
            <text:p/>
          </draw:image>
        </draw:frame>
        <draw:custom-shape draw:style-name="gr2" draw:text-style-name="P2" xml:id="id1" draw:id="id1" draw:layer="layout" svg:width="3.1cm" svg:height="1.1cm" draw:transform="rotate (-0.016929693744346) translate (16.1cm 8.8cm)">
          <text:p text:style-name="P1"><text:span text:style-name="T1">Ocul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7.65cm" svg:y1="8.826cm" svg:x2="16.412cm" svg:y2="7.6cm" draw:start-shape="id1" draw:start-glue-point="0" draw:end-shape="id2" svg:d="M17650 8826c0-939-1238-326-1238-1226" svg:viewBox="0 0 1239 1227">
          <text:p/>
        </draw:connector>
        <draw:line draw:style-name="gr4" draw:text-style-name="P1" draw:layer="layout" svg:x1="13.2cm" svg:y1="5.4cm" svg:x2="6.5cm" svg:y2="8.2cm">
          <text:p/>
        </draw:line>
        <draw:frame draw:style-name="gr1" draw:text-style-name="P1" draw:layer="layout" svg:width="5.484cm" svg:height="4.81cm" svg:x="11.216cm" svg:y="12.19cm">
          <draw:image xlink:href="Pictures/1000020100000153000000ECE6F28043.png" xlink:type="simple" xlink:show="embed" xlink:actuate="onLoad">
            <text:p/>
          </draw:image>
        </draw:frame>
        <draw:line draw:style-name="gr4" draw:text-style-name="P1" draw:layer="layout" svg:x1="6.5cm" svg:y1="10.7cm" svg:x2="11.7cm" svg:y2="14.7cm">
          <text:p/>
        </draw:line>
        <draw:frame draw:style-name="gr5" draw:text-style-name="P5" draw:layer="layout" svg:width="1.5cm" svg:height="1.047cm" svg:x="13cm" svg:y="14.7cm">
          <draw:text-box>
            <text:p text:style-name="P4"><text:span text:style-name="T2">RP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Mincho" svg:font-family="IPAMinch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Gothic" svg:font-family="IPA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3T18:43:02.835777032</meta:creation-date>
    <dc:date>2016-04-23T19:25:48.169411937</dc:date>
    <meta:editing-duration>PT12M12S</meta:editing-duration>
    <meta:editing-cycles>1</meta:editing-cycles>
    <meta:document-statistic meta:object-count="8"/>
    <meta:generator>LibreOffice/4.4.6.3$Linux_X86_64 LibreOffice_project/40m0$Build-3</meta:generator>
  </office:meta>
</office:document-meta>
</file>